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WidthPropertyMaker.get( int subpropId , PropertyList propertyList , boolean bTryInherit , boolean bTry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rderWidthPropertyMaker.BorderWidth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WidthPropertyMaker.setBorderStyleId( int borderSty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